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cm" svg:height="2cm" svg:x="7.5cm" svg:y="4.5cm">
          <text:p text:style-name="P1">Gam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cm" svg:height="2.1cm" svg:x="11.8cm" svg:y="13.1cm">
          <text:p text:style-name="P1">Car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2.1cm" svg:x="4.1cm" svg:y="8.8cm">
          <text:p text:style-name="P1">Play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2.2cm" svg:x="1.3cm" svg:y="4.4cm">
          <text:p text:style-name="P1">Playab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cm" svg:height="2.3cm" svg:x="11.1cm" svg:y="8.8cm">
          <text:p text:style-name="P1">Dec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2.6cm" svg:x="3.9cm" svg:y="13.1cm">
          <text:p text:style-name="P1">Hand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4cm" svg:y1="6.5cm" svg:x2="6.4cm" svg:y2="8.8cm">
          <text:p/>
        </draw:line>
        <draw:frame draw:style-name="gr3" draw:layer="layout" svg:width="3.2cm" svg:height="0.962cm" svg:x="7.9cm" svg:y="7.6cm">
          <draw:text-box>
            <text:p>Contains</text:p>
          </draw:text-box>
        </draw:frame>
        <draw:line draw:style-name="gr2" draw:text-style-name="P1" draw:layer="layout" svg:x1="9.4cm" svg:y1="6.5cm" svg:x2="13.6cm" svg:y2="8.8cm">
          <text:p/>
        </draw:line>
        <draw:line draw:style-name="gr2" draw:text-style-name="P1" draw:layer="layout" svg:x1="3.5cm" svg:y1="6.6cm" svg:x2="4.1cm" svg:y2="8.8cm">
          <text:p/>
        </draw:line>
        <draw:frame draw:style-name="gr4" draw:layer="layout" svg:width="2.788cm" svg:height="0.962cm" svg:x="1.212cm" svg:y="7.2cm">
          <draw:text-box>
            <text:p>Extends</text:p>
          </draw:text-box>
        </draw:frame>
        <draw:line draw:style-name="gr2" draw:text-style-name="P1" draw:layer="layout" svg:x1="6.2cm" svg:y1="11cm" svg:x2="6.2cm" svg:y2="13.1cm">
          <text:p/>
        </draw:line>
        <draw:line draw:style-name="gr2" draw:text-style-name="P1" draw:layer="layout" svg:x1="8.7cm" svg:y1="14.6cm" svg:x2="11.8cm" svg:y2="14cm">
          <text:p/>
        </draw:line>
        <draw:line draw:style-name="gr2" draw:text-style-name="P1" draw:layer="layout" svg:x1="14cm" svg:y1="11.1cm" svg:x2="13.3cm" svg:y2="13.1cm">
          <text:p/>
        </draw:line>
        <draw:frame draw:style-name="gr4" draw:layer="layout" svg:width="3cm" svg:height="0.962cm" svg:x="6.2cm" svg:y="11.7cm">
          <draw:text-box>
            <text:p>Contains</text:p>
          </draw:text-box>
        </draw:frame>
        <draw:frame draw:style-name="gr4" draw:layer="layout" svg:width="3cm" svg:height="0.962cm" svg:x="14.1cm" svg:y="11.8cm">
          <draw:text-box>
            <text:p>Contains</text:p>
          </draw:text-box>
        </draw:frame>
        <draw:frame draw:style-name="gr4" draw:layer="layout" svg:width="3cm" svg:height="0.962cm" svg:x="8.6cm" svg:y="14.738cm">
          <draw:text-box>
            <text:p>Contain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North</meta:initial-creator>
    <meta:creation-date>2012-10-14T20:18:31</meta:creation-date>
    <dc:date>2012-10-14T20:23:15</dc:date>
    <dc:creator>David North</dc:creator>
    <meta:editing-duration>P0D</meta:editing-duration>
    <meta:editing-cycles>1</meta:editing-cycles>
    <meta:document-statistic meta:object-count="17"/>
    <meta:generator>LibreOffice/3.5$Linux_X86_64 LibreOffice_project/350m1$Build-2</meta:generator>
  </office:meta>
</office:document-meta>
</file>